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ia 79 odcinek 16</text:p>
      <text:p text:style-name="P1"/>
      <text:p text:style-name="P2">Etap I </text:p>
      <text:p text:style-name="P2"/>
      <text:p text:style-name="P3">czy wykrzyknik jest odmienną czy nieodmienną częścią mowy <text:s text:c="23"/><text:span text:style-name="T1"><text:s/>nieodmienna</text:span></text:p>
      <text:p text:style-name="P3">podrzut i rwanie składają się na jaką dyscyplinę <text:s text:c="49"/></text:p>
      <text:p text:style-name="P4">podnoszenie ciężarów, dwubój</text:p>
      <text:p text:style-name="P3">przez które dwa państwa przepływa rzeka Bramaputra <text:s text:c="37"/><text:span text:style-name="T1"><text:s text:c="2"/>Indie, Chiny</text:span></text:p>
      <text:p text:style-name="P3">co rzuca się pod nogi osobie której chcemy cos utrudnić <text:s text:c="36"/><text:span text:style-name="T1">kłody</text:span></text:p>
      <text:p text:style-name="P3">w której dziedzinie sztuki przyznawane są dorocznie nagrody Nike <text:s text:c="17"/><text:span text:style-name="T1"><text:s/>literatura</text:span></text:p>
      <text:p text:style-name="P3">czy Francja jest obecnie republiką <text:s text:c="70"/><text:span text:style-name="T1"><text:s/>TAK</text:span></text:p>
      <text:p text:style-name="P3">ile splecionych kółek widnieje na fladze olimpijskiej <text:s text:c="39"/><text:span text:style-name="T1"><text:s text:c="2"/>pięć</text:span> </text:p>
      <text:p text:style-name="P3">jak nazywała się dynastia panująca w Polsce i w Szwecji w XVI w i w XVII wieku <text:s text:c="2"/></text:p>
      <text:p text:style-name="P4">Wazowie</text:p>
      <text:p text:style-name="P3">jakim terminem określa się zapisany w komputerze dokument: plik, katalog czy folder</text:p>
      <text:p text:style-name="P3">jak nazywa się element wędki utrzymujący haczyk na właściwym poziomie <text:s text:c="3"/><text:span text:style-name="T1">spławik</text:span></text:p>
      <text:p text:style-name="P3">angielski termin cash flow oznacza przepływ czego <text:s text:c="42"/><text:span text:style-name="T1">gotówki</text:span></text:p>
      <text:p text:style-name="P3">które kolory wystąpiły w tytułach filmu Krzysztofa Kieślowskiego Trzy kolory <text:s/></text:p>
      <text:p text:style-name="P4">biały, niebieski, czerwony</text:p>
      <text:p text:style-name="P3">ile mleka daje krowa która dużo ryczy <text:s text:c="63"/><text:span text:style-name="T1"><text:s text:c="2"/>mało</text:span></text:p>
      <text:p text:style-name="P3">w którym państwie leży miasto Trydent <text:s text:c="62"/><text:span text:style-name="T1">Włochy</text:span></text:p>
      <text:p text:style-name="P3">jak z niemieckiego nazywał się starszy lokaj, osobisty służący pana domu <text:s text:c="6"/><text:span text:style-name="T1"><text:s text:c="2"/>kamerdyner</text:span></text:p>
      <text:p text:style-name="P3">Łukasz Kubot to tenisista czy szczypiornista <text:s text:c="54"/><text:span text:style-name="T1"><text:s/>tenisista</text:span></text:p>
      <text:p text:style-name="P3">jak ma na imię chłopczyk na którego mruga iskiereczka <text:s text:c="36"/><text:span text:style-name="T1"><text:s/>Wojtuś</text:span></text:p>
      <text:p text:style-name="P3">sołtys jest mianowany przez wójta czy wybierany <text:s text:c="46"/><text:span text:style-name="T1"><text:s/>wybierany</text:span></text:p>
      <text:p text:style-name="P3">jak nazywa się najdłuższa cięciwa okręgu <text:s text:c="58"/><text:span text:style-name="T1"><text:s/>średnica</text:span></text:p>
      <text:p text:style-name="P3">czy w Puszczy Białowieskiej żyją wilki <text:s text:c="61"/><text:span text:style-name="T1"><text:s/>TAK</text:span></text:p>
      <text:p text:style-name="P2"/>
      <text:p text:style-name="P2">Etap II</text:p>
      <text:p text:style-name="P2"/>
      <text:p text:style-name="P3">czy okrąg jest elipsą <text:s text:c="90"/><text:span text:style-name="T1"><text:s text:c="3"/>TAK</text:span></text:p>
      <text:p text:style-name="P3">w którym archipelagu wysp leży Pearl Harbor <text:s text:c="51"/><text:span text:style-name="T1"><text:s/>Hawaje</text:span></text:p>
      <text:p text:style-name="P3">jak nazywało się miejsce najcięższych kar w Hadesie <text:s text:c="38"/><text:span text:style-name="T1"><text:s text:c="3"/>Tartar</text:span></text:p>
      <text:p text:style-name="P3">gdy ktoś znajdzie się w sytuacji gorszej niż poprzednia to wpadł spod deszczu pod <text:s text:c="3"/><text:span text:style-name="T1">rynnę</text:span></text:p>
      <text:p text:style-name="P3">w którym państwie płaci się szeklami <text:s text:c="64"/><text:span text:style-name="T1"><text:s/>Izrael </text:span></text:p>
      <text:p text:style-name="P3">czy Koran zezwala na poligamię <text:s text:c="70"/><text:span text:style-name="T1"><text:s text:c="3"/>TAK</text:span></text:p>
      <text:p text:style-name="P3">dagerotyp to pojęcie związane z początkami telewizji, radia czy <text:span text:style-name="T1">fotografii </text:span><text:s text:c="8"/></text:p>
      <text:p text:style-name="P3">do mieszania których płynów starożytni Grecy używali naczyń zwanych kraterami</text:p>
      <text:p text:style-name="P4">woda z winem</text:p>
      <text:p text:style-name="P3">kto jest autorem Hymnu do miłości Ojczyzny <text:s text:c="51"/><text:span text:style-name="T1"><text:s/>Krasicki</text:span></text:p>
      <text:p text:style-name="P3">inicjatywa ustawodawcza czy przysługuje obywatelom <text:s text:c="37"/><text:span text:style-name="T1">TAK</text:span></text:p>
      <text:p text:style-name="P3">co oznacza powiedzenie przenieść się na łono Abrahama <text:s text:c="33"/><text:span text:style-name="T1"><text:s text:c="2"/>śmierć</text:span></text:p>
      <text:p text:style-name="P3">Ferdynand Foch był marszałkiem trzech państw, proszę wymienić dwa <text:s text:c="5"/><text:span text:style-name="T1">Francja, Polska,</text:span> <text:span text:style-name="T1">Wlk. Brytania</text:span></text:p>
      <text:p text:style-name="P3">w którym stuleciu kobiety w Polsce uzyskały prawo głosowania <text:s text:c="21"/><text:span text:style-name="T1"><text:s text:c="3"/>XX w.</text:span></text:p>
      <text:p text:style-name="P3">w którym stanie leży miasto Nowy Orlean <text:s text:c="57"/><text:span text:style-name="T1"><text:s text:c="2"/>Luizjana</text:span></text:p>
      <text:p text:style-name="P3">który apostoł apelował: nie daj się zwyciężyć złu, ale zło dobrem zwyciężaj <text:s text:c="2"/><text:span text:style-name="T1"><text:s/>św. Paweł</text:span></text:p>
      <text:p text:style-name="P3"><text:soft-page-break/>planimetria zajmuje się figurami płaskimi czy przestrzennymi <text:s text:c="25"/><text:span text:style-name="T1"><text:s text:c="2"/>płaskie</text:span></text:p>
      <text:p text:style-name="P3">czego nie ma bez pracy <text:s text:c="87"/><text:span text:style-name="T1"><text:s/>kołaczy</text:span></text:p>
      <text:p text:style-name="P3">jak nazywano litewskiego kapłana, gęślarza i wróżbitę <text:s text:c="38"/><text:span text:style-name="T1">waldejota</text:span></text:p>
      <text:p text:style-name="P3">w ktorym wieku żył Merkator, kartograf i matematyk <text:s text:c="40"/><text:span text:style-name="T1">XVI w.</text:span></text:p>
      <text:p text:style-name="P3">w którym pasmie górskim Sudetów można odpocząć w schronisku Strzecha akademicka</text:p>
      <text:p text:style-name="P4">Karkonosze </text:p>
      <text:p text:style-name="P3">kto w latach 1944-45 był dowódcą II Armii Wojska Polskiego <text:s text:c="25"/></text:p>
      <text:p text:style-name="P3"><text:s/><text:span text:style-name="T1">gen. Świerczewski</text:span></text:p>
      <text:p text:style-name="P3">Edyp, Jokasta są bohaterami którego dzieła Sofoklesa <text:s text:c="36"/><text:span text:style-name="T1"><text:s text:c="2"/>Edyp król</text:span></text:p>
      <text:p text:style-name="P3">ile stolic europejskich leży nad Dunajem <text:s text:c="58"/><text:span text:style-name="T1"><text:s/>pięć</text:span></text:p>
      <text:p text:style-name="P3">na którym cmentarzu we Francji pochowano Jima Morissona <text:s text:c="24"/><text:span text:style-name="T1"><text:s/>Pere Lachaise</text:span></text:p>
      <text:p text:style-name="P3">na terenie którego obecnego państwa odbył się w 1692 proces czaronic w Salem <text:s text:c="3"/><text:span text:style-name="T1">USA</text:span></text:p>
      <text:p text:style-name="P3">ile gwiazd widnieje na fladze Panamy, jedna, dwie czy więcej <text:s text:c="24"/><text:span text:style-name="T1"><text:s/>dwie</text:span></text:p>
      <text:p text:style-name="P3">z której dynastii pochodziła Maria I zwana krwawą <text:s text:c="42"/><text:span text:style-name="T1">Tudor</text:span></text:p>
      <text:p text:style-name="P3">czy iloczyn dwóch liczb ujemnych jest liczbą dodatnią <text:s text:c="36"/><text:span text:style-name="T1"><text:s/>TAK</text:span></text:p>
      <text:p text:style-name="P3">który papież w 1582 r zreformował kalendarz <text:s text:c="50"/><text:span text:style-name="T1"><text:s/>Grzegorz</text:span></text:p>
      <text:p text:style-name="P3">czy najwyższy szczyt gór świętokrzyskich przekracza 1000 m <text:s text:c="24"/><text:span text:style-name="T1"><text:s/>NIE </text:span></text:p>
      <text:p text:style-name="P3">z którego państwa wywodzi się buddyzm <text:s text:c="56"/><text:span text:style-name="T1"><text:s text:c="2"/>Indie</text:span></text:p>
      <text:p text:style-name="P3">ile oper skomponował Arturo Toskanini <text:s text:c="58"/><text:span text:style-name="T1"><text:s text:c="3"/>ani <text:s/>jednej</text:span></text:p>
      <text:p text:style-name="P3">statki powietrze dzielima na lżejsze i cięższe od powietrza, lżejsze to aerostaty a cięższe</text:p>
      <text:p text:style-name="P4">aerodyny</text:p>
      <text:p text:style-name="P3">wojna trzynastoletnia zaczęła się przed czy po bitwie pod Grunwaldem <text:s text:c="6"/><text:span text:style-name="T1"><text:s/>po</text:span></text:p>
      <text:p text:style-name="P3">w którym państwie leży miasto Wuperthal <text:s text:c="52"/><text:span text:style-name="T1"><text:s/>Niemcy</text:span></text:p>
      <text:p text:style-name="P3">z ilu śpiewaków składa się chór Rewelersów <text:s text:c="48"/><text:span text:style-name="T1"><text:s/>kwarte</text:span>t</text:p>
      <text:p text:style-name="P3">jakie imiona nosił poeta Sztaudynger <text:s text:c="61"/><text:span text:style-name="T1">Jan Izydor</text:span></text:p>
      <text:p text:style-name="P3">co średno ma więcej kalorii 1 gram cukrów czy 1 g tłuszczów <text:s text:c="21"/><text:span text:style-name="T1"><text:s/>tłuszcze</text:span></text:p>
      <text:p text:style-name="P3">który grecki filozof stwierdził że liczba jest istotą wszechrzeczy <text:s text:c="18"/><text:span text:style-name="T1">Pitagoras</text:span></text:p>
      <text:p text:style-name="P3">na której wyspie leży stolica Indonezji Dżakarta <text:s text:c="43"/><text:span text:style-name="T1">Jaw</text:span>a</text:p>
      <text:p text:style-name="P3">Andersen napisał baśń pt latający dywan czy latający kufer <text:s text:c="25"/><text:span text:style-name="T1"><text:s/>kufer</text:span></text:p>
      <text:p text:style-name="P3">jakiej rasy jest suczka Lessie <text:s text:c="72"/><text:span text:style-name="T1">owczarek Colie</text:span></text:p>
      <text:p text:style-name="P3">jak nazywa się największa głębia morza Baltyckiego <text:s text:c="36"/><text:span text:style-name="T1"><text:s/>Landsort </text:span><text:s/></text:p>
      <text:p text:style-name="P2"/>
      <text:p text:style-name="P2">Etap III </text:p>
      <text:p text:style-name="P2"/>
      <text:p text:style-name="P3">jak miała na imię cyganka z powieści W. Hugo Katedra Maryi Panny w Paryżu <text:s/><text:span text:style-name="T1"><text:s/>Esmeralda</text:span></text:p>
      <text:p text:style-name="P3">kto na statku jest pierwszy po Bogu <text:s text:c="62"/><text:span text:style-name="T1">kapitan</text:span></text:p>
      <text:p text:style-name="P3">w którym włoskim mieście stoim tzw. Krzywa wieża <text:s text:c="33"/><text:span text:style-name="T1"><text:s text:c="2"/>Piza</text:span></text:p>
      <text:p text:style-name="P3">jak potocznie nazywamy ostatnie zęby trzonowe <text:s text:c="41"/><text:span text:style-name="T1"><text:s/>zęby mądrości</text:span></text:p>
      <text:p text:style-name="P3">z ilu sylab składa się słow gwóźdź <text:s text:c="63"/><text:span text:style-name="T1"><text:s text:c="2"/>jedna</text:span></text:p>
      <text:p text:style-name="P3">w którym państwie europejskim następca tronu nosił tytuł delfina <text:s text:c="15"/><text:span text:style-name="T1">Francja</text:span></text:p>
      <text:p text:style-name="P3">posiadłościa i miejscem twórczości którego rosyjskiego pisarza była jasna polana </text:p>
      <text:p text:style-name="P3"><text:s/><text:span text:style-name="T1">Lew Tołstoj</text:span></text:p>
      <text:p text:style-name="P3">czy licznik Geigera Mullera opracowano przed czy po II WŚ <text:s text:c="23"/><text:span text:style-name="T1"><text:s/>przed</text:span></text:p>
      <text:p text:style-name="P3">jakie nazwisko nosił hetman wielki koronny, kontrkandydat Augusta II do tronu <text:s text:c="2"/><text:span text:style-name="T1">Branicki</text:span></text:p>
      <text:p text:style-name="P3">rozwiń skrót RPP <text:s text:c="93"/><text:span text:style-name="T1"><text:s/>Rada Polityki</text:span></text:p>
      <text:p text:style-name="P3">dzielnicą którego miasta są Szombierki <text:s text:c="58"/><text:span text:style-name="T1"><text:s/>Bytom</text:span></text:p>
      <text:p text:style-name="P3">jak w kościele katolickim nazywa się główny kościół diecezji <text:s text:c="22"/><text:span text:style-name="T1"><text:s/>katedra</text:span></text:p>
      <text:p text:style-name="P3">czy ananasy rosną na drzewach <text:s text:c="72"/><text:span text:style-name="T1">krzewy</text:span></text:p>
      <text:p text:style-name="P3"><text:soft-page-break/>ile sekund ma godzina <text:s text:c="83"/><text:span text:style-name="T1"><text:s text:c="3"/>3600</text:span></text:p>
      <text:p text:style-name="P3">w ktorym mieście zawarto w 1807 traktat na mocy którego powstało Księstwo Warszawskie</text:p>
      <text:p text:style-name="P4">Tylża</text:p>
      <text:p text:style-name="P3">jak brzmi tytuł urzędnika sądu który odbył aplikację ale nie ma jeszcze nominacji <text:s text:c="2"/><text:span text:style-name="T1"><text:s/>asesor</text:span></text:p>
      <text:p text:style-name="P3">ile lat temu powstał facebook 10, 15 czy 20 <text:s text:c="49"/><text:span text:style-name="T1">dziesięć</text:span></text:p>
      <text:p text:style-name="P3">w którym mieście rozgrywa się akcja opery Pucciniego Cyganeria <text:s text:c="11"/><text:span text:style-name="T1"><text:s/>Paryż</text:span></text:p>
      <text:p text:style-name="P3">który car dowodził wojskami rosyjskimi w bitwie pod Połtawą <text:s text:c="17"/><text:span text:style-name="T1"><text:s/>Piotr I </text:span><text:s text:c="2"/></text:p>
      <text:p text:style-name="P3">co znaczy votum separatum <text:s text:c="74"/><text:span text:style-name="T1">zdanie odrębne</text:span></text:p>
      <text:p text:style-name="P3">hrabia Józef Radecki był feldmarszałkiem w którym państwie <text:s text:c="18"/><text:span text:style-name="T1"><text:s/>Austria </text:span></text:p>
      <text:p text:style-name="P3">czy prokura to faza rozpoczęcia śledztwa <text:s text:c="51"/><text:span text:style-name="T1"><text:s/>pełnomocnictwo</text:span></text:p>
      <text:p text:style-name="P3">jak nazywa się pierwsza para odnóży u pajęczaków <text:s text:c="35"/><text:span text:style-name="T1"><text:s/>szczękoczułk</text:span>i</text:p>
      <text:p text:style-name="P3">jakim pseudonimem posługiwał się Henryk Warszawski <text:s text:c="24"/><text:span text:style-name="T1"><text:s text:c="4"/>Henryk Wars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8-31T22:27:31.96</meta:creation-date>
    <meta:document-statistic meta:table-count="0" meta:image-count="0" meta:object-count="0" meta:page-count="3" meta:paragraph-count="100" meta:word-count="827" meta:character-count="8572"/>
    <dc:date>2014-08-31T23:28:19.82</dc:date>
    <meta:editing-duration>PT00H06M57S</meta:editing-duration>
    <meta:editing-cycles>1</meta:editing-cycles>
    <meta:generator>OpenOffice.ux.pl/3.1$Win32 OpenOffice.org_project/310m11$Build-39399</meta:generator>
  </office:meta>
</office:document-meta>
</file>